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nalýza:</text:p>
      <text:p text:style-name="Standard"/>
      <text:p text:style-name="Standard">Zadání bylo sice rozděleno do dvou částí na první a druhé odevzdání, ovšem vzhledem k tomu, že tímto způsobem by bylo třeba program napsat prakticky dvakrát, dohodli jsme se<text:s/>zpracovat úkol rovnou v jeho finální podobě. Pro ovládání programu bylo zvoleno GUI v podobě JFrame, se kterým již měl kolega Zábran zkušenosti a mohl je tak jednoduše uplatnit. Kolega Zábran rovněž navrhl strukturu programu a to následujícím způsobem:</text:p>
      <text:p text:style-name="Standard"/>
      <text:p text:style-name="Standard">Třída Main, která pouze spouští grafické prostředí – počítalo se s tím, že může případně také reagovat na parametry, s jakými je program spuštěn. Vzhledem k použité GUI se ovšem toto ukázalo zcela zbytečné a nebylo implementováno.</text:p>
      <text:p text:style-name="Standard"/>
      <text:p text:style-name="Standard">Třída GUI, které představuje grafické prostředí a stará se o veškerou interakci mezi uživatelem a programem.</text:p>
      <text:p text:style-name="Standard"/>
      <text:p text:style-name="Standard">Třída OperaceIO, která se stará o různé vstupy a výstupy programu.</text:p>
      <text:p text:style-name="Standard"/>
      <text:p text:style-name="Standard">Třída Hledac, která se stará o prohledávání slovníku.</text:p>
      <text:p text:style-name="Standard"/>
      <text:p text:style-name="Standard">Třídu Slovnik, která měla původně představovat slovník.</text:p>
      <text:p text:style-name="Standard"/>
      <text:p text:style-name="Standard">Podle původního návrhu měl kolega Teřl využít navržených tříd Hledac a Slovnik a implementovat v nich Levensteinovu vzdálenost a komprimované trie. Toho se kolega kvůli problematice testování rozhodl nedodržet a z těchto důvodů vytvořil samostatné<text:s/>package compressed_trie a levenshtein. Ze třídy Slovnik se tedy po propojení stala přepravkou pro trii a třídě Hledej zůstala pouze jediná metoda.</text:p>
      <text:p text:style-name="Standard"/>
      <text:p text:style-name="Standard">Kolega Teřl se rozhodl tedy udělat třídu<text:s/>CTrie<text:s/>kde<text:s/>je naimplementovaná Komprimovaná trie,<text:s/>využívající Třídy Node jakožto<text:s/>jednotlivé části stromu, která umí přidávat jednotlivé slova do trie, vyhledat počáteční index pro zadané slovo a vytvořit celý slovník.</text:p>
      <text:p text:style-name="Standard"/>
      <text:p text:style-name="Standard">A vytvořil Třidu Levenshtein, která se o výpočet rozdílnosti dvou řetězců pomocí Levenšteinovi vzdálenosti a také rovnou umí navrácení nastavitelný počet slov, které jsou nejvíce podobný zadanému slovu oproti těm ze slovníku. <text:s/></text:p>
      <text:p text:style-name="Standard"/>
      <text:p text:style-name="Standard">Dále stačilo použít metody těchto tříd ve výše zmíněných třídách a<text:s/>tímto bylo zadání splněn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itus</dc:creator>
    <meta:creation-date>2016-11-21T12:54:00Z</meta:creation-date>
    <dc:date>2016-11-24T07:59:00Z</dc:date>
    <meta:template xlink:href="Normal.dotm" xlink:type="simple"/>
    <meta:editing-cycles>5</meta:editing-cycles>
    <meta:editing-duration>PT3660S</meta:editing-duration>
    <meta:document-statistic meta:page-count="1" meta:paragraph-count="3" meta:word-count="280" meta:character-count="1935" meta:row-count="13" meta:non-whitespace-character-count="1658"/>
  </office:meta>
</office:document-meta>
</file>